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5.59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2.027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4.311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3.411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pu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8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BOM <text:s text:c="3"/>RB100/RB300/RB350 REV E4 </text:p>
          </table:table-cell>
          <table:table-cell/>
          <table:table-cell table:style-name="ce5"/>
          <table:table-cell table:style-name="ce7" office:value-type="date" office:date-value="2023-04-14" calcext:value-type="date">
            <text:p>14.04.2023</text:p>
          </table:table-cell>
          <table:table-cell table:style-name="ce4" table:number-columns-repeated="3"/>
          <table:table-cell table:style-name="ce17"/>
          <table:table-cell table:style-name="ce4" table:number-columns-repeated="6"/>
          <table:table-cell table:style-name="ce1" table:number-columns-repeated="1010"/>
        </table:table-row>
        <table:table-row table:style-name="ro1">
          <table:table-cell table:style-name="ce1"/>
          <table:table-cell table:style-name="ce4" table:number-columns-repeated="6"/>
          <table:table-cell table:style-name="ce17"/>
          <table:table-cell table:style-name="ce4" table:number-columns-repeated="6"/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rt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OSTAWCA</text:p>
          </table:table-cell>
          <table:table-cell table:style-name="ce4" office:value-type="string" calcext:value-type="string">
            <text:p>NO_VER_ALL</text:p>
          </table:table-cell>
          <table:table-cell table:style-name="ce4" office:value-type="string" calcext:value-type="string">
            <text:p>RB300_NO</text:p>
          </table:table-cell>
          <table:table-cell table:style-name="ce17" office:value-type="string" calcext:value-type="string">
            <text:p>RB100_NO</text:p>
          </table:table-cell>
          <table:table-cell table:style-name="ce4" office:value-type="string" calcext:value-type="string">
            <text:p>RB350_NO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WTYK</text:p>
          </table:table-cell>
          <table:table-cell table:style-name="ce4" office:value-type="string" calcext:value-type="string">
            <text:p>ZAMIENNIK</text:p>
          </table:table-cell>
          <table:table-cell table:style-name="ce4" office:value-type="string" calcext:value-type="string">
            <text:p>ZAMIENNIK1</text:p>
          </table:table-cell>
          <table:table-cell table:style-name="ce4" office:value-type="string" calcext:value-type="string">
            <text:p>ZAMIENNIK2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110-33 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SL110-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25-2032</text:p>
          </table:table-cell>
          <table:table-cell office:value-type="string" calcext:value-type="string">
            <text:p>SN2032SN-LF-MARITEX</text:p>
          </table:table-cell>
          <table:table-cell office:value-type="string" calcext:value-type="string">
            <text:p>TME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H25-2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 C2, C4, C7, C23, C26, C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u/6.3V</text:p>
          </table:table-cell>
          <table:table-cell office:value-type="string" calcext:value-type="string">
            <text:p>C1206K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CL31A476MQHNN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05, C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/6.3V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CL21A475KAQNN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15, C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VJ0805Y104KXACW1B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/10V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0805ZC105KAT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8, C30, C50, C51, C64, C70, C76, C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3, C5, C20, C39, C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7/6.3V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CL21A475KAQNN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1, C32, C33, 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52, C81, C85, C86, C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/6.3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CL10A106KQ8NN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/6.3V</text:p>
          </table:table-cell>
          <table:table-cell office:value-type="string" calcext:value-type="string">
            <text:p>C1206K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CL31A476MQHNN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/10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CL10A225KP8NN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5, C59, C62, C69, C74, C75, C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/6.3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CL10A106KQ8NN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6, C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F/2.7V</text:p>
          </table:table-cell>
          <table:table-cell office:value-type="string" calcext:value-type="string">
            <text:p>C_SUPERCAP_18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BCAP0025 P270 T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, C8, C9, C10, C11, C12, C13, C14, C15, C16, C17, C18, C19, C21, C22, C24, C27, C29, C36, C37, C38, C40, C41, C42, C44, C45, C46, C47, C48, C57, C63, C73, C79, C83, C89, C90, C91, C92, C93, C94, C95, C96, C97, C98, C99, C100, C101, C102, C1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60, C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/16V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GRM32ER61C476KE15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5, C66, C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CL32B106KBJNNNE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pu1.A4:cpu1.N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M9S</meta:editing-duration>
    <meta:editing-cycles>2</meta:editing-cycles>
    <meta:generator>LibreOffice/7.1.1.2$Windows_x86 LibreOffice_project/fe0b08f4af1bacafe4c7ecc87ce55bb426164676</meta:generator>
    <meta:creation-date>2023-06-28T13:53:45.278000000</meta:creation-date>
    <dc:date>2023-06-28T13:53:47.811000000</dc:date>
    <meta:document-statistic meta:table-count="1" meta:cell-count="137" meta:object-count="0"/>
  </office:meta>
</office:document-meta>
</file>